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194" officeooo:paragraph-rsid="00008194"/>
    </style:style>
    <style:style style:name="P2" style:family="paragraph" style:parent-style-name="Standard">
      <style:text-properties officeooo:rsid="0001ce69" officeooo:paragraph-rsid="0001ce69"/>
    </style:style>
    <style:style style:name="P3" style:family="paragraph" style:parent-style-name="Standard">
      <style:text-properties officeooo:rsid="0002eac3" officeooo:paragraph-rsid="0002eac3"/>
    </style:style>
    <style:style style:name="T1" style:family="text">
      <style:text-properties officeooo:rsid="0000e534"/>
    </style:style>
    <style:style style:name="T2" style:family="text">
      <style:text-properties officeooo:rsid="0002ea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 este conducto me dirijo a ustedes para comunicarles que yo Eduardo Esquivel Ramírez, con número de cuenta 312069216 y con 94.73% de los créditos cubiertos, he concluido mi Servicio Social trabajando bajo la <text:span text:style-name="T1">supervisión</text:span> del Dr. Asaf Paris Mandoki. Durante mi servicio desarrolle mi trabajo en la instrumentación con marco en el proyecto “Óptica no lineal basada en átomos de Rydberg”.</text:p>
      <text:p text:style-name="P1"/>
      <text:p text:style-name="P1">Mi trabajo se realizó principalmente en realizar actividades de apoyo para el recién formado Laboratorio de Óptica Cuántica de Rydberg dentro del Instituto de Física. Estas actividades incluyeron el desarrollo de instrumentación así como el diseño del sistema <text:span text:style-name="T1">láser</text:span> que se utilizará en el experimento.</text:p>
      <text:p text:style-name="P1"/>
      <text:p text:style-name="P1">En los primeros meses (marzo-abril) realicé la cotización de equipo computacional <text:span text:style-name="T1">que será utilizado para el diseño,documentación y desarrollo de instrumentación del experimento. Así mismo me enfoque en el estudio de dos tesis de licenciatura <text:s/>cuyos temas centrales son la construcción de la cámara de vacío y el anclado de los láseres a las frecuencias específicas que requiere el experimento, una vez que se habían estudiado estos temas me dí cuenta que la elaboración del sistema láser era prioritario, por lo que bajo la supervisión de mi asesor decidimos que ésta sería la labor a completar, diseñando así el sistema láser que se construiría en los meses siguientes.</text:span></text:p>
      <text:p text:style-name="P1"/>
      <text:p text:style-name="P2">Posteriormente (mayo-junio) centr<text:span text:style-name="T2">é</text:span> mis esfuerzos en la revisión de los métodos para realizar el anclaje de los distintos láseres que se ocuparían en el sistema láser, siendo el más relevante para nuestro experimento la técnica por saturación, ésta técnica requería que diseñara un componente electrónico con el que no se contaba en el laboratorio por lo que me enfoque en aprender el manejo del programa computacional que se necesitaba para el diseño de las partes. Una vez realizado el diseño procedí a la construcción de la tarjeta electrónica, probando el correcto funcionamiento de la misma. </text:p>
      <text:p text:style-name="P2"/>
      <text:p text:style-name="P2">Durante los meses siguientes (julio-agosto) realicé trabajos que se requerían para poder empezar a montar el sistema de láseres, entre los cuales se encuentran la colocación de iluminación, la limpieza y elevación de las mesas ópticas <text:span text:style-name="T2">y</text:span> la colocación de cortinas que evitaran la contaminación del experimento, <text:span text:style-name="T2">lo que me permitió comenzar a montar el sistema láser que habíamos diseñado en conjunto con mi asesor, se comenzó por montar un primer láser cuya finalidad es proporcionar una frecuencia de referencia para los demás láseres, el anclado de este láser se realizó con la tarjeta electrónica que construí previamente. </text:span></text:p>
      <text:p text:style-name="P2"/>
      <text:p text:style-name="P3">EL montaje se un segundo láser lo realicé en el mes siguiente (septiembre), siguiendo el diseño del sistema láser, se elaboró un anclado en el cual se genera un batido de frecuencias con ambos láseres y se utiliza un sistema PLL (phase locked loop), para poder leer este batido de frecuencias procedí a crear una tarjeta electrónica con la cual se pudiera implementar un fotodiodo de un amplio ancho de banda.</text:p>
      <text:p text:style-name="P3"/>
      <text:p text:style-name="P3">Actualmente (octubre) trabajo en la documentación de todo mi trabajo realizado durante estos meses, la cual se puede encontrar en la Wiki del laboratorio de Óptica Cuántica de Rydberg, al mismo tiempo que <text:s/>trabajo en la solución de algunos problemas presentes en el anclaje del segundo láser.</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36:26.320280589</meta:creation-date>
    <dc:date>2018-10-15T11:54:08.689595563</dc:date>
    <meta:editing-duration>PT16M41S</meta:editing-duration>
    <meta:editing-cycles>1</meta:editing-cycles>
    <meta:document-statistic meta:table-count="0" meta:image-count="0" meta:object-count="0" meta:page-count="1" meta:paragraph-count="7" meta:word-count="526" meta:character-count="3280" meta:non-whitespace-character-count="2757"/>
    <meta:generator>LibreOffice/6.0.6.2$Linux_X86_64 LibreOffice_project/00m0$Build-2</meta:generator>
  </office:meta>
</office:document-meta>
</file>